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cheherazade" svg:font-family="Scheherazad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ffffff" draw:marker-start="" draw:marker-start-width="0.252cm" draw:marker-end-width="0.252cm" draw:fill-color="#000000" draw:textarea-horizontal-align="justify" draw:textarea-vertical-align="middle" draw:auto-grow-height="false" fo:min-height="1.484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solid" draw:fill-color="#92897f" draw:textarea-horizontal-align="left" draw:textarea-vertical-align="middle" draw:auto-grow-height="true" draw:auto-grow-width="true" fo:min-height="0cm" fo:min-width="0cm" draw:shadow="hidden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92897f"/>
      <style:paragraph-properties fo:text-align="center"/>
      <style:text-properties fo:color="#92897f" style:font-name="Scheherazade" fo:font-size="400pt" style:font-size-asian="200pt" style:font-size-complex="200pt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676cm" svg:height="2.5cm" svg:x="4.72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9.399cm" svg:height="3.739cm" svg:x="0.2cm" svg:y="0.6cm" svg:viewBox="0 0 9400 3740" svg:d="M4633 0c-205 0-393 29-566 87-172 58-333 139-482 243s-286 226-412 365-240 292-343 459c-177-167-377-314-601-441-223-128-466-192-726-192-215 0-414 37-598 112-184 74-342 178-475 312-133 135-238 294-315 477s-115 381-115 594c0 167 28 329 84 487 56 157 136 296 241 417 105 120 228 216 370 288s302 108 479 108c121 0 230-35 325-104 96-70 143-170 143-299 0-125-46-225-139-299-94-74-198-111-315-111-93 0-189 16-286 48-98 33-194 49-287 49-75 0-139-22-192-66-54-44-97-98-129-160-33-63-56-131-70-205s-21-139-21-195c0-111 23-221 70-330 46-109 109-207 188-295s170-160 273-216c102-56 209-83 321-83 229 0 437 66 626 198 188 132 371 298 548 497s354 416 531 650 365 450 563 650c198 199 415 365 650 497s500 198 793 198c200 0 387-29 559-87 173-58 332-139 479-243 147-105 282-226 405-365 124-139 234-292 332-459 93 74 194 149 301 226 107 76 219 146 335 208 117 63 237 114 360 153 124 40 248 59 374 59 205 0 397-39 577-118 179-79 336-185 471-319 135-135 243-291 322-470 79-178 119-369 119-573 0-172-26-339-77-501-52-162-127-306-227-431-101-125-223-224-367-299-145-74-310-111-497-111-135 0-248 31-338 94-91 63-137 168-137 316 0 107 40 203 119 289s172 128 280 128c88 0 174-11 258-34 84-24 170-35 259-35 186 0 317 53 391 160 75 106 112 248 112 424 0 130-23 250-70 361s-111 208-192 289c-82 81-178 145-290 191s-233 69-364 69c-228 0-434-66-618-198s-361-296-531-493-339-410-507-640c-168-229-348-442-541-639-194-197-407-362-640-494s-496-198-790-198zM6380 2405c-65 111-137 216-216 313s-168 182-266 254-205 130-321 174c-117 44-240 66-371 66-181 0-346-33-492-98-147-65-283-150-409-257s-244-228-353-365-217-274-321-414c-105-139-210-273-315-403-105-129-213-243-325-340 65-102 138-202 217-299 79-98 167-183 265-257 98-75 204-134 318-178s239-66 374-66c228 0 447 69 657 205 210 137 409 303 598 497 188 195 363 399 524 612 160 213 306 399 436 55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Scheherazade" svg:font-family="Scheherazad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11:26:36.916232829</meta:creation-date>
    <dc:date>2019-10-11T20:21:00.045389698</dc:date>
    <meta:editing-duration>PT52M13S</meta:editing-duration>
    <meta:editing-cycles>15</meta:editing-cycles>
    <meta:generator>LibreOffice/6.2.7.1$Linux_X86_64 LibreOffice_project/20$Build-1</meta:generator>
    <meta:document-statistic meta:object-count="2"/>
  </office:meta>
</office:document-meta>
</file>